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Partner_5f_Address" style:display-name="Table_Partner_Address" style:family="table">
      <style:table-properties style:width="6.925in" table:align="margins"/>
    </style:style>
    <style:style style:name="Table_5f_Partner_5f_Address.A" style:display-name="Table_Partner_Address.A" style:family="table-column">
      <style:table-column-properties style:column-width="3.8799in" style:rel-column-width="36718*"/>
    </style:style>
    <style:style style:name="Table_5f_Partner_5f_Address.B" style:display-name="Table_Partner_Address.B" style:family="table-column">
      <style:table-column-properties style:column-width="3.0451in" style:rel-column-width="28817*"/>
    </style:style>
    <style:style style:name="Table_5f_Partner_5f_Address.A1" style:display-name="Table_Partner_Address.A1" style:family="table-cell">
      <style:table-cell-properties fo:background-color="transparent" fo:padding="0in" fo:border="none">
        <style:background-image/>
      </style:table-cell-properties>
    </style:style>
    <style:style style:name="Table_5f_Invoice_5f_General_5f_Header" style:display-name="Table_Invoice_General_Header" style:family="table">
      <style:table-properties style:width="6.9271in" fo:margin-left="0in" fo:margin-right="-0.0021in" table:align="margins"/>
    </style:style>
    <style:style style:name="Table_5f_Invoice_5f_General_5f_Header.A" style:display-name="Table_Invoice_General_Header.A" style:family="table-column">
      <style:table-column-properties style:column-width="1.7313in" style:rel-column-width="16380*"/>
    </style:style>
    <style:style style:name="Table_5f_Invoice_5f_General_5f_Header.B" style:display-name="Table_Invoice_General_Header.B" style:family="table-column">
      <style:table-column-properties style:column-width="1.7299in" style:rel-column-width="16366*"/>
    </style:style>
    <style:style style:name="Table_5f_Invoice_5f_General_5f_Header.C" style:display-name="Table_Invoice_General_Header.C" style:family="table-column">
      <style:table-column-properties style:column-width="1.7326in" style:rel-column-width="16395*"/>
    </style:style>
    <style:style style:name="Table_5f_Invoice_5f_General_5f_Header.D" style:display-name="Table_Invoice_General_Header.D" style:family="table-column">
      <style:table-column-properties style:column-width="1.7326in" style:rel-column-width="16394*"/>
    </style:style>
    <style:style style:name="Table_5f_Invoice_5f_General_5f_Header.A1" style:display-name="Table_Invoice_General_Header.A1" style:family="table-cell">
      <style:table-cell-properties fo:background-color="transparent" fo:padding="0in" fo:border-left="0.0007in solid #e6e6e6" fo:border-right="none" fo:border-top="0.0007in solid #e6e6e6" fo:border-bottom="0.0007in solid #e6e6e6">
        <style:background-image/>
      </style:table-cell-properties>
    </style:style>
    <style:style style:name="Table_5f_Invoice_5f_General_5f_Header.D1" style:display-name="Table_Invoice_General_Header.D1" style:family="table-cell">
      <style:table-cell-properties fo:background-color="transparent" fo:padding="0in" fo:border="0.0007in solid #e6e6e6">
        <style:background-image/>
      </style:table-cell-properties>
    </style:style>
    <style:style style:name="Table_5f_General_5f_Detail_5f_Content" style:display-name="Table_General_Detail_Content" style:family="table">
      <style:table-properties style:width="6.925in" table:align="margins"/>
    </style:style>
    <style:style style:name="Table_5f_General_5f_Detail_5f_Content.A" style:display-name="Table_General_Detail_Content.A" style:family="table-column">
      <style:table-column-properties style:column-width="1.7299in" style:rel-column-width="16369*"/>
    </style:style>
    <style:style style:name="Table_5f_General_5f_Detail_5f_Content.C" style:display-name="Table_General_Detail_Content.C" style:family="table-column">
      <style:table-column-properties style:column-width="1.7326in" style:rel-column-width="16399*"/>
    </style:style>
    <style:style style:name="Table_5f_General_5f_Detail_5f_Content.D" style:display-name="Table_General_Detail_Content.D" style:family="table-column">
      <style:table-column-properties style:column-width="1.7326in" style:rel-column-width="16398*"/>
    </style:style>
    <style:style style:name="Table_5f_General_5f_Detail_5f_Content.1" style:display-name="Table_General_Detail_Content.1" style:family="table-row">
      <style:table-row-properties style:min-row-height="0.2917in"/>
    </style:style>
    <style:style style:name="Table_5f_General_5f_Detail_5f_Content.A1" style:display-name="Table_General_Detail_Content.A1" style:family="table-cell">
      <style:table-cell-properties fo:padding="0in" fo:border-left="0.0007in solid #e6e6e6" fo:border-right="none" fo:border-top="0.0007in solid #e6e6e6" fo:border-bottom="0.0007in solid #e6e6e6"/>
    </style:style>
    <style:style style:name="Table_5f_General_5f_Detail_5f_Content.D1" style:display-name="Table_General_Detail_Content.D1" style:family="table-cell">
      <style:table-cell-properties fo:padding="0in" fo:border="0.0007in solid #e6e6e6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2708in" style:rel-column-width="12022*"/>
    </style:style>
    <style:style style:name="Table7.B" style:family="table-column">
      <style:table-column-properties style:column-width="1.1771in" style:rel-column-width="11136*"/>
    </style:style>
    <style:style style:name="Table7.C" style:family="table-column">
      <style:table-column-properties style:column-width="0.825in" style:rel-column-width="7805*"/>
    </style:style>
    <style:style style:name="Table7.D" style:family="table-column">
      <style:table-column-properties style:column-width="0.9549in" style:rel-column-width="9033*"/>
    </style:style>
    <style:style style:name="Table7.E" style:family="table-column">
      <style:table-column-properties style:column-width="1.3278in" style:rel-column-width="12561*"/>
    </style:style>
    <style:style style:name="Table7.F" style:family="table-column">
      <style:table-column-properties style:column-width="1.3715in" style:rel-column-width="12978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259in" style:rel-column-width="11911*"/>
    </style:style>
    <style:style style:name="Table8.B" style:family="table-column">
      <style:table-column-properties style:column-width="1.1889in" style:rel-column-width="11247*"/>
    </style:style>
    <style:style style:name="Table8.C" style:family="table-column">
      <style:table-column-properties style:column-width="0.825in" style:rel-column-width="7805*"/>
    </style:style>
    <style:style style:name="Table8.D" style:family="table-column">
      <style:table-column-properties style:column-width="0.9549in" style:rel-column-width="9033*"/>
    </style:style>
    <style:style style:name="Table8.E" style:family="table-column">
      <style:table-column-properties style:column-width="1.3368in" style:rel-column-width="12647*"/>
    </style:style>
    <style:style style:name="Table8.F" style:family="table-column">
      <style:table-column-properties style:column-width="1.3625in" style:rel-column-width="12892*"/>
    </style:style>
    <style:style style:name="Table8.A1" style:family="table-cell">
      <style:table-cell-properties fo:padding="0in" fo:border="none"/>
    </style:style>
    <style:style style:name="Table8.A2" style:family="table-cell">
      <style:table-cell-properties fo:padding="0in" fo:border-left="none" fo:border-right="none" fo:border-top="none" fo:border-bottom="0.0007in solid #e6e6e6"/>
    </style:style>
    <style:style style:name="Table10" style:family="table">
      <style:table-properties style:width="7.3625in" table:align="right"/>
    </style:style>
    <style:style style:name="Table10.A" style:family="table-column">
      <style:table-column-properties style:column-width="5.4319in"/>
    </style:style>
    <style:style style:name="Table10.B" style:family="table-column">
      <style:table-column-properties style:column-width="0.7493in"/>
    </style:style>
    <style:style style:name="Table10.C" style:family="table-column">
      <style:table-column-properties style:column-width="1.1813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padding="0in" fo:border-left="none" fo:border-right="none" fo:border-top="0.0007in solid #000000" fo:border-bottom="none"/>
    </style:style>
    <style:style style:name="Table10.C1" style:family="table-cell">
      <style:table-cell-properties fo:background-color="transparent" fo:padding="0in" fo:border-left="none" fo:border-right="none" fo:border-top="0.0007in solid #000000" fo:border-bottom="none">
        <style:background-image/>
      </style:table-cell-properties>
    </style:style>
    <style:style style:name="Table10.B3" style:family="table-cell">
      <style:table-cell-properties fo:padding="0.0382in" fo:border-left="none" fo:border-right="none" fo:border-top="0.0007in solid #000000" fo:border-bottom="none"/>
    </style:style>
    <style:style style:name="Table1" style:family="table">
      <style:table-properties style:width="7.3625in" table:align="right"/>
    </style:style>
    <style:style style:name="Table1.A" style:family="table-column">
      <style:table-column-properties style:column-width="2.4049in"/>
    </style:style>
    <style:style style:name="Table1.B" style:family="table-column">
      <style:table-column-properties style:column-width="2.6215in"/>
    </style:style>
    <style:style style:name="Table1.C" style:family="table-column">
      <style:table-column-properties style:column-width="2.3361in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terp_5f_tblheader_5f_Details">
      <style:paragraph-properties fo:text-align="center" style:justify-single-word="false"/>
    </style:style>
    <style:style style:name="P2" style:family="paragraph" style:parent-style-name="terp_5f_tblheader_5f_Details_5f_Right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 repeatIn(objects,'o') ]]</text:p>
      <text:p text:style-name="terp_5f_default_5f_8">[[ setLang(o.partner_id.lang) ]]</text:p>
      <table:table table:name="Table_Partner_Address" table:style-name="Table_5f_Partner_5f_Address">
        <table:table-column table:style-name="Table_5f_Partner_5f_Address.A"/>
        <table:table-column table:style-name="Table_5f_Partner_5f_Address.B"/>
        <table:table-row>
          <table:table-cell table:style-name="Table_5f_Partner_5f_Address.A1" office:value-type="string">
            <text:p text:style-name="terp_5f_default_5f_8"/>
          </table:table-cell>
          <table:table-cell table:style-name="Table_5f_Partner_5f_Address.A1" office:value-type="string">
            <text:p text:style-name="terp_5f_default_5f_8"/>
          </table:table-cell>
        </table:table-row>
      </table:table>
      <text:p text:style-name="terp_5f_header">Lembar Penagihan Harian [[ o.number ]]</text:p>
      <text:p text:style-name="terp_5f_default_5f_8"/>
      <table:table table:name="Table_Invoice_General_Header" table:style-name="Table_5f_Invoice_5f_General_5f_Header">
        <table:table-column table:style-name="Table_5f_Invoice_5f_General_5f_Header.A"/>
        <table:table-column table:style-name="Table_5f_Invoice_5f_General_5f_Header.B"/>
        <table:table-column table:style-name="Table_5f_Invoice_5f_General_5f_Header.C"/>
        <table:table-column table:style-name="Table_5f_Invoice_5f_General_5f_Header.D"/>
        <table:table-row>
          <table:table-cell table:style-name="Table_5f_Invoice_5f_General_5f_Header.A1" office:value-type="string">
            <text:p text:style-name="terp_5f_tblheader_5f_General_5f_Centre">Salesman</text:p>
          </table:table-cell>
          <table:table-cell table:style-name="Table_5f_Invoice_5f_General_5f_Header.A1" office:value-type="string">
            <text:p text:style-name="terp_5f_tblheader_5f_General_5f_Centre"><text:s/>Date</text:p>
          </table:table-cell>
          <table:table-cell table:style-name="Table_5f_Invoice_5f_General_5f_Header.A1" office:value-type="string">
            <text:p text:style-name="terp_5f_tblheader_5f_General_5f_Centre">Route</text:p>
          </table:table-cell>
          <table:table-cell table:style-name="Table_5f_Invoice_5f_General_5f_Header.D1" office:value-type="string">
            <text:p text:style-name="terp_5f_tblheader_5f_General_5f_Centre">Voucher No (Amount)</text:p>
          </table:table-cell>
        </table:table-row>
      </table:table>
      <table:table table:name="Table_General_Detail_Content" table:style-name="Table_5f_General_5f_Detail_5f_Content">
        <table:table-column table:style-name="Table_5f_General_5f_Detail_5f_Content.A" table:number-columns-repeated="2"/>
        <table:table-column table:style-name="Table_5f_General_5f_Detail_5f_Content.C"/>
        <table:table-column table:style-name="Table_5f_General_5f_Detail_5f_Content.D"/>
        <table:table-row table:style-name="Table_5f_General_5f_Detail_5f_Content.1">
          <table:table-cell table:style-name="Table_5f_General_5f_Detail_5f_Content.A1" office:value-type="string">
            <text:p text:style-name="terp_5f_default_5f_Centre_5f_9"><text:s/>[[ o.user_id.name or ' <text:s/>' ]]</text:p>
          </table:table-cell>
          <table:table-cell table:style-name="Table_5f_General_5f_Detail_5f_Content.A1" office:value-type="string">
            <text:p text:style-name="terp_5f_default_5f_Centre_5f_9"><text:s/>[[ formatLang(o.date,date=True) ]]</text:p>
          </table:table-cell>
          <table:table-cell table:style-name="Table_5f_General_5f_Detail_5f_Content.A1" office:value-type="string">
            <text:p text:style-name="terp_5f_default_5f_Centre_5f_9">[[ o.based_route_i.named or <text:s/>' ' <text:s/>]]</text:p>
          </table:table-cell>
          <table:table-cell table:style-name="Table_5f_General_5f_Detail_5f_Content.D1" office:value-type="string">
            <text:p text:style-name="terp_5f_default_5f_Centre_5f_9">[[ o.voucher_id.name or <text:s/>' ' <text:s/>]] ([[ o.voucher_total or <text:s/>' ' <text:s/>]])</text:p>
          </table:table-cell>
        </table:table-row>
      </table:table>
      <text:p text:style-name="terp_5f_default_5f_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erp_5f_tblheader_5f_Details">Description</text:p>
          </table:table-cell>
          <table:table-cell table:style-name="Table7.A1" office:value-type="string">
            <text:p text:style-name="terp_5f_tblheader_5f_Details_5f_Centre">Partner</text:p>
          </table:table-cell>
          <table:table-cell table:style-name="Table7.A1" office:value-type="string">
            <text:p text:style-name="terp_5f_tblheader_5f_Details_5f_Centre">Invoice Date</text:p>
          </table:table-cell>
          <table:table-cell table:style-name="Table7.A1" office:value-type="string">
            <text:p text:style-name="P2">Date Due</text:p>
          </table:table-cell>
          <table:table-cell table:style-name="Table7.A1" office:value-type="string">
            <text:p text:style-name="terp_5f_tblheader_5f_Details_5f_Right">Total</text:p>
          </table:table-cell>
          <table:table-cell table:style-name="Table7.A1" office:value-type="string">
            <text:p text:style-name="terp_5f_tblheader_5f_Details_5f_Right">Balance</text:p>
          </table:table-cell>
        </table:table-row>
      </table:table>
      <text:section text:style-name="Sect1" text:name="Section2">
        <text:p text:style-name="terp_5f_default_5f_2">[[ repeatIn(o.lph_line_ids,'l') ]]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row>
            <table:table-cell table:style-name="Table8.A1" office:value-type="string">
              <text:p text:style-name="terp_5f_default_5f_9">[[ l.number ]]</text:p>
            </table:table-cell>
            <table:table-cell table:style-name="Table8.A1" office:value-type="string">
              <text:p text:style-name="terp_5f_default_5f_Centre_5f_9">[[ l.partner_id.name ]]</text:p>
            </table:table-cell>
            <table:table-cell table:style-name="Table8.A1" office:value-type="string">
              <text:p text:style-name="terp_5f_default_5f_Centre_5f_9">[[ formatLang(l.date_invoice,date=True) ]]</text:p>
            </table:table-cell>
            <table:table-cell table:style-name="Table8.A1" office:value-type="string">
              <text:p text:style-name="terp_5f_default_5f_Centre_5f_9">[[ formatLang(l.date_due,date=True) ]]</text:p>
            </table:table-cell>
            <table:table-cell table:style-name="Table8.A1" office:value-type="string">
              <text:p text:style-name="terp_5f_default_5f_Right_5f_9">[[ formatLang(l.amount_total, digits=get_digits(dp='Account')) <text:s/>]] </text:p>
            </table:table-cell>
            <table:table-cell table:style-name="Table8.A1" office:value-type="string">
              <text:p text:style-name="terp_5f_default_5f_Right_5f_9">[[ formatLang(l.residual, digits=get_digits(dp='Account')) <text:s/>]] </text:p>
            </table:table-cell>
          </table:table-row>
          <table:table-row>
            <table:table-cell table:style-name="Table8.A2" office:value-type="string">
              <text:p text:style-name="terp_5f_default_5f_Note">[[ <text:s/>format(l.note or '') or removeParentNode('tr') ]]</text:p>
            </table:table-cell>
            <table:table-cell table:style-name="Table8.A2" office:value-type="string">
              <text:p text:style-name="terp_5f_defaul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</table:table-row>
        </table:table>
      </text:section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rp_5f_default_5f_8"/>
          </table:table-cell>
          <table:table-cell table:style-name="Table10.B1" office:value-type="string">
            <text:p text:style-name="terp_5f_default_5f_9">Total:</text:p>
          </table:table-cell>
          <table:table-cell table:style-name="Table10.C1" office:value-type="string">
            <text:p text:style-name="terp_5f_default_5f_Right_5f_9">[[ formatLang(o.total, digits=get_digits(dp='Account'))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A1" office:value-type="string">
            <text:p text:style-name="terp_5f_default_5f_9">Paid:</text:p>
          </table:table-cell>
          <table:table-cell table:style-name="Table10.A1" office:value-type="string">
            <text:p text:style-name="terp_5f_default_5f_Right_5f_9">[[ formatLang(o.total_paid, digits=get_digits(dp='Account')) <text:s text:c="2"/>]] 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B3" office:value-type="string">
            <text:p text:style-name="terp_5f_tblheader_5f_Details">Balance:</text:p>
          </table:table-cell>
          <table:table-cell table:style-name="Table10.B3" office:value-type="string">
            <text:p text:style-name="terp_5f_default_5f_Bold_5f_Right_5f_9">[[ formatLang(o.balance, digits=get_digits(dp='Account')) <text:s/>]] 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ibuat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  <table:table-cell table:style-name="Table1.A1" office:value-type="string">
            <text:p text:style-name="P1">Disetujui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  <table:table-cell table:style-name="Table1.A1" office:value-type="string">
            <text:p text:style-name="P1">Diterima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rp1" style:family="paragraph" style:parent-style-name="Standard"/>
    <style:style style:name="terp1" style:family="paragraph" style:parent-style-name="Terp1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9362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4-09-25T13:46:34</meta:creation-date>
    <dc:date>2014-09-25T14:30:25</dc:date>
    <dc:creator>akhmad daniel sembiring</dc:creator>
    <meta:editing-duration>PT43M53S</meta:editing-duration>
    <meta:editing-cycles>73</meta:editing-cycles>
    <meta:generator>OpenOffice.org/3.4$Unix OpenOffice.org_project/340m1$Build-9590</meta:generator>
    <meta:document-statistic meta:table-count="7" meta:image-count="0" meta:object-count="0" meta:page-count="1" meta:paragraph-count="37" meta:word-count="110" meta:character-count="1055"/>
    <meta:user-defined meta:name="Info 1">http://localhost:8069</meta:user-defined>
    <meta:user-defined meta:name="Info 2">admin</meta:user-defined>
    <meta:user-defined meta:name="Info 3">609</meta:user-defined>
    <meta:user-defined meta:name="Info 4">vit_dist_payment.lph</meta:user-defined>
  </office:meta>
</office:document-meta>
</file>